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23 17:10   |   <text:a xlink:type="simple" xlink:href="http://palinfo.habago.org/Entry?Command=Information_PrintForum&amp;iPage=1#FORUM37701"><text:span text:style-name="T1">#</text:span></text:a></text:p>
      <text:p text:style-name="P2">卡韓政變 (122)：世上所謂大者 <text:line-break/><text:line-break/>陳真 2019. 07. 23. <text:line-break/><text:line-break/><text:line-break/>早上又遇到阿扁，毫無例外，他一樣邊走邊忙著滑手機。一般在早上七點多到八點多這段期間，就很容易遇到他。你只要在那個時間裏，坐在明誠四路和美術東二路交叉路口那個麥當勞喝杯咖啡，大概就能看到阿扁神采奕奕地滑著手機出現在眼前的馬路口。 <text:line-break/><text:line-break/>要特赦就特赦，何必瞎掰一堆病？什麼身心症，什麼政治治療，胡說八道一通，這些御醫真的很離譜，睜眼說瞎話；如果這樣就能保外就醫，那麼台灣根本不需要監獄，所有犯人都應保外就醫。 <text:line-break/><text:line-break/>如果吳淑珍那樣叫做 "命在旦夕"，不應受審，那麼全台灣至少有兩千三百萬人命在旦夕。 <text:line-break/><text:line-break/>如果陳致中那樣的重罪依然可以逍遙法外，法律至今持續裝睡中，那我們還需要法律做什麼？一般人若是犯那樣的一堆洗錢重罪，老早收押禁見，恐怕得關到死了。 <text:line-break/><text:line-break/>台灣老是以什麼民主為傲。民主的內涵之一就是法治，以法統治，誰都不例外。但是台灣的法律卻像統治者的奴才那樣，很乖，很聽話；過去掛藍旗，現在掛綠旗；一樣的法律，一樣的憲法，作法大不同，工具本質則始終如一。而且，衙門八字開，有理無錢莫進來。有錢有勢者，大案小辦或慢慢慢慢慢慢辦，慢到天長地久仍無下文，小案則根本不辦；至於沒錢沒勢者，一點小案子都很有可能坐穿牢底。 <text:line-break/><text:line-break/>若真要依法論法，我敢說，紅白藍綠黃橙紫，不管哪一種顏色，百分之九十九的政治人物或其文人走狗們，都應該抓去坐牢或槍斃。 <text:line-break/><text:line-break/>最近有個病人，五十多歲，精神病患，低收入戶，個性溫和畏縮，說要去坐牢，卻特地前來告別，怕此生再無見面之日；告別的感覺就像永別。問他關多久，他說十年。我很訝異，問他犯了什麼大案子？他說竊盜。問他偷了什麼？無非就是在賣場或超商偷雨傘、飲料、清潔劑、肥皂與食物等等小東西。可是，竊盜怎麼要關這麼久？他說一罪一罰。 <text:line-break/><text:line-break/>這些 "小事"，無關時勢大局，人們看不上眼，心裏也不會為它挪出一點空間，但它真的是小事嗎？ <text:line-break/><text:line-break/>早上看到這段影片，一隻小狗，感同身受： <text:line-break/><text:line-break/>https://bit.ly/2xskbOc <text:line-break/><text:line-break/>我向來自稱救狗大英雄。狗若會寫字，說不定會把我寫進牠們的歷史之中或給我立個銅像。姑且不說一隻一隻地救，救了很多狗；20多年前，據說我還救了一整個台灣的流浪狗免於一場出於人為瞎掰什麼狂犬病的大屠殺。當然，相較於市井小民的生與死，貓狗之事恐怕又更細小了，但世上之所謂大者，難道不就是為了細微至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